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Montserrat Black" svg:font-family="'Montserrat Black'"/>
    <style:font-face style:name="sans-serif" svg:font-family="sans-serif"/>
    <style:font-face style:name="Abyssinica SIL" svg:font-family="'Abyssinica SIL'" style:font-pitch="variable"/>
    <style:font-face style:name="Bravura" svg:font-family="Bravura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2.1667in" style:rel-column-width="21845*"/>
    </style:style>
    <style:style style:name="Table2.C" style:family="table-column">
      <style:table-column-properties style:column-width="2.1667in" style:rel-column-width="2184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97ad4" officeooo:paragraph-rsid="00197ad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97ad4" officeooo:paragraph-rsid="002278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e77ba" officeooo:paragraph-rsid="001e77b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color="#000000" fo:font-size="14pt" fo:font-weight="bold" style:font-size-asian="14pt" style:language-asian="en" style:country-asian="US" style:font-weight-asian="bold" style:font-size-complex="14pt" style:font-weight-complex="bol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language-asian="en" style:country-asian="US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14fce5" officeooo:paragraph-rsid="0014fce5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4pt" officeooo:paragraph-rsid="00199755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 style:font-style-complex="italic" style:font-weight-complex="bold"/>
    </style:style>
    <style:style style:name="P13" style:family="paragraph" style:parent-style-name="Standard">
      <style:text-properties fo:font-size="14pt" officeooo:paragraph-rsid="00199755" style:font-size-asian="14pt" style:font-size-complex="14pt" style:font-style-complex="italic" style:font-weight-complex="bold"/>
    </style:style>
    <style:style style:name="P14" style:family="paragraph" style:parent-style-name="Standard">
      <style:text-properties fo:font-size="14pt" officeooo:paragraph-rsid="001e77ba" style:font-size-asian="14pt" style:font-size-complex="14pt"/>
    </style:style>
    <style:style style:name="P15" style:family="paragraph" style:parent-style-name="Standard">
      <style:text-properties fo:font-size="14pt" officeooo:rsid="0021b4ac" officeooo:paragraph-rsid="0021b4ac" style:font-size-asian="14pt" style:font-size-complex="14pt"/>
    </style:style>
    <style:style style:name="P16" style:family="paragraph" style:parent-style-name="Standard">
      <style:text-properties fo:font-size="14pt" officeooo:rsid="00262d8f" officeooo:paragraph-rsid="00262d8f" style:font-size-asian="14pt" style:font-size-complex="14pt"/>
    </style:style>
    <style:style style:name="P17" style:family="paragraph" style:parent-style-name="Standard">
      <style:text-properties fo:font-size="14pt" fo:font-weight="bold" officeooo:paragraph-rsid="00199755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paragraph-rsid="001e77ba" style:font-size-asian="14pt" style:font-weight-asian="bold" style:font-size-complex="14pt" style:font-weight-complex="bold"/>
    </style:style>
    <style:style style:name="P19" style:family="paragraph" style:parent-style-name="Standard">
      <style:text-properties style:text-position="0% 100%" fo:font-size="14pt" officeooo:paragraph-rsid="0021b4ac" style:font-size-asian="14pt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4pt" officeooo:rsid="00232704" officeooo:paragraph-rsid="00232704" style:font-size-asian="14pt" style:font-size-complex="14pt"/>
    </style:style>
    <style:style style:name="P21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font-size="14pt" officeooo:paragraph-rsid="00199755" style:font-size-asian="14pt" style:font-size-complex="14pt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ize="14pt" officeooo:rsid="001cae63" officeooo:paragraph-rsid="001cae63" style:font-size-asian="14pt" style:font-size-complex="14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font-size="14pt" officeooo:rsid="0021b4ac" officeooo:paragraph-rsid="00232704" style:font-size-asian="14pt" style:font-size-complex="14pt"/>
    </style:style>
    <style:style style:name="P2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278b6" officeooo:paragraph-rsid="002278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color="#000000" fo:font-size="14pt" fo:font-weight="bold" style:font-size-asian="14pt" style:language-asian="en" style:country-asian="US" style:font-weight-asian="bold" style:font-size-complex="14pt" style:font-weight-complex="bold"/>
    </style:style>
    <style:style style:name="T2" style:family="text">
      <style:text-properties fo:color="#000000" style:language-asian="en" style:country-asian="US"/>
    </style:style>
    <style:style style:name="T3" style:family="text">
      <style:text-properties fo:color="#000000" fo:font-weight="bold" style:language-asian="en" style:country-asian="US" style:font-weight-asian="bold" style:font-weight-complex="bold"/>
    </style:style>
    <style:style style:name="T4" style:family="text">
      <style:text-properties fo:color="#000000" fo:font-weight="bold" officeooo:rsid="0014fce5" style:language-asian="en" style:country-asian="US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style:language-asian="en" style:country-asian="US"/>
    </style:style>
    <style:style style:name="T7" style:family="text">
      <style:text-properties fo:font-weight="bold" style:font-weight-asian="bold"/>
    </style:style>
    <style:style style:name="T8" style:family="text">
      <style:text-properties style:text-position="super 58%" style:font-name="sans-serif" fo:font-style="italic" style:font-style-asian="italic" style:font-weight-complex="bold"/>
    </style:style>
    <style:style style:name="T9" style:family="text">
      <style:text-properties style:text-position="super 58%" style:font-name="sans-serif" fo:font-style="italic" officeooo:rsid="002278b6" style:font-style-asian="italic" style:font-weight-complex="bold"/>
    </style:style>
    <style:style style:name="T10" style:family="text">
      <style:text-properties style:font-name="Symbol1" style:font-name-asian="Symbol2" style:font-name-complex="Symbol2" style:font-style-complex="italic" style:font-weight-complex="bold"/>
    </style:style>
    <style:style style:name="T11" style:family="text">
      <style:text-properties style:font-name="sans-serif" fo:font-weight="bold" style:font-weight-asian="bold"/>
    </style:style>
    <style:style style:name="T12" style:family="text">
      <style:text-properties style:font-name="sans-serif" fo:font-style="italic" style:font-style-asian="italic"/>
    </style:style>
    <style:style style:name="T13" style:family="text">
      <style:text-properties style:font-name="sans-serif" fo:font-style="italic" style:font-style-asian="italic" style:font-weight-complex="bold"/>
    </style:style>
    <style:style style:name="T14" style:family="text">
      <style:text-properties style:font-name="sans-serif" fo:font-style="italic" officeooo:rsid="001a1952" style:font-style-asian="italic" style:font-weight-complex="bold"/>
    </style:style>
    <style:style style:name="T15" style:family="text">
      <style:text-properties style:font-name="sans-serif" fo:font-style="italic" officeooo:rsid="001af264" style:font-style-asian="italic" style:font-weight-complex="bold"/>
    </style:style>
    <style:style style:name="T16" style:family="text">
      <style:text-properties style:font-name="sans-serif" fo:font-style="italic" officeooo:rsid="001e77ba" style:font-style-asian="italic" style:font-weight-complex="bold"/>
    </style:style>
    <style:style style:name="T17" style:family="text">
      <style:text-properties style:font-name="sans-serif" fo:font-style="italic" officeooo:rsid="00205ff3" style:font-style-asian="italic" style:font-weight-complex="bold"/>
    </style:style>
    <style:style style:name="T18" style:family="text">
      <style:text-properties style:font-name="sans-serif" fo:font-style="italic" officeooo:rsid="0021b4ac" style:font-style-asian="italic" style:font-weight-complex="bold"/>
    </style:style>
    <style:style style:name="T19" style:family="text">
      <style:text-properties style:font-name="sans-serif" fo:font-style="italic" officeooo:rsid="002278b6" style:font-style-asian="italic" style:font-weight-complex="bold"/>
    </style:style>
    <style:style style:name="T20" style:family="text">
      <style:text-properties style:font-name="sans-serif" fo:font-style="italic" fo:font-weight="bold" style:font-style-asian="italic" style:font-weight-asian="bold" style:font-weight-complex="bold"/>
    </style:style>
    <style:style style:name="T21" style:family="text">
      <style:text-properties style:text-position="0% 100%" style:font-name="sans-serif" fo:font-style="italic" style:font-style-asian="italic" style:font-weight-complex="bold"/>
    </style:style>
    <style:style style:name="T22" style:family="text">
      <style:text-properties style:text-position="0% 100%" style:font-name="sans-serif" fo:font-style="italic" officeooo:rsid="001e77ba" style:font-style-asian="italic" style:font-weight-complex="bold"/>
    </style:style>
    <style:style style:name="T23" style:family="text">
      <style:text-properties style:text-position="0% 100%" style:font-name="sans-serif" fo:font-style="italic" officeooo:rsid="00205ff3" style:font-style-asian="italic" style:font-weight-complex="bold"/>
    </style:style>
    <style:style style:name="T24" style:family="text">
      <style:text-properties style:text-position="0% 100%" style:font-name="sans-serif" fo:font-style="normal" officeooo:rsid="00232704" style:font-style-asian="normal" style:font-style-complex="normal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">Name: </text:span><text:span text:style-name="T4">James Kesley Richardson</text:span></text:p>
      <text:p text:style-name="P9"><text:span text:style-name="T4">I</text:span><text:span text:style-name="T3">D: 1555520</text:span></text:p>
      <text:p text:style-name="P6"/>
      <text:p text:style-name="P10"><text:span text:style-name="T3">Experiment 3</text:span><text:span text:style-name="T5"> Thermistor and First Order Response </text:span></text:p>
      <text:p text:style-name="P10"><text:span text:style-name="T7"/></text:p>
      <text:p text:style-name="P4"/>
      <text:p text:style-name="P8"><text:span text:style-name="T7">Exercise</text:span></text:p>
      <text:p text:style-name="P8"><text:span text:style-name="T11">Given the configuration shown in Figure 1, calculate the divider resistance R2 that will cause 27mW power dissipation by the Thermistor when Rth = 3k Ω.</text:span></text:p>
      <text:p text:style-name="P8"><text:span text:style-name="T11"/></text:p>
      <text:p text:style-name="P8"><text:span text:style-name="T11"/></text:p>
      <text:p text:style-name="P16"><text:span text:style-name="T11">Power Disipation = i^2 * Rth = 27mW</text:span></text:p>
      <text:p text:style-name="P16"><text:span text:style-name="T11"/></text:p>
      <text:p text:style-name="P16"><text:span text:style-name="T11">→ i = 3 * 10^-3</text:span></text:p>
      <text:p text:style-name="P16"><text:span text:style-name="T11">→ Vs = Rth + R2</text:span></text:p>
      <text:p text:style-name="P16"><text:span text:style-name="T11">→ Rth + R2 = 12 / (3 * 10^-3)</text:span></text:p>
      <text:p text:style-name="P16"><text:span text:style-name="T11">→ R2 = 1k Ω</text:span></text:p>
      <text:p text:style-name="P8"><text:span text:style-name="T11"/></text:p>
      <text:p text:style-name="P8"><text:span text:style-name="T11"/></text:p>
      <text:p text:style-name="P11"><text:span text:style-name="T13">Given the following resistance values output from thermistor </text:span></text:p>
      <text:p text:style-name="P11"><text:span text:style-name="T13"/></text:p>
      <text:p text:style-name="P17"><text:span text:style-name="T12">(1) is the temperature increasing or decreasing;</text:span></text:p>
      <text:p text:style-name="P22"><text:span text:style-name="T14">The temperature is increasing. <text:s/>Resistance decreases with temperature increases for a thermistor.</text:span></text:p>
      <text:p text:style-name="P22"><text:span text:style-name="T14"/></text:p>
      <text:p text:style-name="P22"><text:span text:style-name="T14"><draw:frame draw:style-name="fr1" draw:name="Object3" text:anchor-type="as-char" svg:y="-0.1484in" svg:width="0.0791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><text:span text:style-name="T14"/></text:p>
      <text:p text:style-name="P11"><text:span text:style-name="T20">(2) calculate the corresponding temperature for each measurement</text:span></text:p>
      <text:p text:style-name="P22"><text:span text:style-name="T15">assume</text:span><text:span text:style-name="T13"> initial temperature is 20</text:span><text:span text:style-name="T8">o</text:span><text:span text:style-name="T13">C and the slope α =-10%/</text:span><text:span text:style-name="T8">o</text:span><text:span text:style-name="T13">C</text:span></text:p>
      <text:p text:style-name="P22"><text:span text:style-name="T13"/></text:p>
      <text:p text:style-name="P24"><text:span text:style-name="T22">W</text:span><text:span text:style-name="T21">e can use</text:span></text:p>
      <text:p text:style-name="P20"><text:span text:style-name="T24"/></text:p>
      <text:p text:style-name="P23"><text:span text:style-name="T22"><draw:frame draw:style-name="fr1" draw:name="Object1" text:anchor-type="as-char" svg:y="-0.4528in" svg:width="2.8047in" svg:height="0.6016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">t(s)</text:p>
          </table:table-cell>
          <table:table-cell table:style-name="Table2.A1" office:value-type="string">
            <text:p text:style-name="P1">R(t)</text:p>
          </table:table-cell>
          <table:table-cell table:style-name="Table2.C1" office:value-type="string">
            <text:p text:style-name="P3">Temperature</text:p>
          </table:table-cell>
        </table:table-row>
        <text:soft-page-break/>
        <table:table-row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3500 <text:span text:style-name="T10"></text:span></text:p>
          </table:table-cell>
          <table:table-cell table:style-name="Table2.C2" office:value-type="string">
            <text:p text:style-name="P25"><text:span text:style-name="T13">20</text:span><text:span text:style-name="T8">o</text:span><text:span text:style-name="T13">C</text:span>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3400 <text:span text:style-name="T10"></text:span></text:p>
          </table:table-cell>
          <table:table-cell table:style-name="Table2.C2" office:value-type="string">
            <text:p text:style-name="P2"><text:span text:style-name="T16">20.285</text:span><text:span text:style-name="T9">o</text:span><text:span text:style-name="T19">C</text:span>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3300 <text:span text:style-name="T10"> </text:span></text:p>
          </table:table-cell>
          <table:table-cell table:style-name="Table2.C2" office:value-type="string">
            <text:p text:style-name="P2"><text:span text:style-name="T16">20.57</text:span><text:span text:style-name="T9">o</text:span><text:span text:style-name="T19">C</text:span>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1">3200 <text:span text:style-name="T10"></text:span></text:p>
          </table:table-cell>
          <table:table-cell table:style-name="Table2.C2" office:value-type="string">
            <text:p text:style-name="P2"><text:span text:style-name="T16">20.857</text:span><text:span text:style-name="T9">o</text:span><text:span text:style-name="T19">C</text:span></text:p>
          </table:table-cell>
        </table:table-row>
        <table:table-row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1">3100 <text:span text:style-name="T10"></text:span></text:p>
          </table:table-cell>
          <table:table-cell table:style-name="Table2.C2" office:value-type="string">
            <text:p text:style-name="P2"><text:span text:style-name="T16">21.14</text:span><text:span text:style-name="T19">3</text:span><text:span text:style-name="T9">o</text:span><text:span text:style-name="T19">C</text:span>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3060 <text:span text:style-name="T10"></text:span></text:p>
          </table:table-cell>
          <table:table-cell table:style-name="Table2.C2" office:value-type="string">
            <text:p text:style-name="P2"><text:span text:style-name="T16">21.257</text:span><text:span text:style-name="T9">o</text:span><text:span text:style-name="T19">C</text:span></text:p>
          </table:table-cell>
        </table:table-row>
        <table:table-row>
          <table:table-cell table:style-name="Table2.A2" office:value-type="string">
            <text:p text:style-name="P1">12</text:p>
          </table:table-cell>
          <table:table-cell table:style-name="Table2.A2" office:value-type="string">
            <text:p text:style-name="P1">3000 <text:span text:style-name="T10"></text:span></text:p>
          </table:table-cell>
          <table:table-cell table:style-name="Table2.C2" office:value-type="string">
            <text:p text:style-name="P2"><text:span text:style-name="T16">21.428</text:span><text:span text:style-name="T9">o</text:span><text:span text:style-name="T19">C</text:span></text:p>
          </table:table-cell>
        </table:table-row>
      </table:table>
      <text:p text:style-name="P12"/>
      <text:p text:style-name="P14"><text:span text:style-name="T13"/></text:p>
      <text:p text:style-name="P18"><text:span text:style-name="T12">(3) calculate the time constant of the sensor using equation if the time constant of the thermistor is 10s</text:span></text:p>
      <text:p text:style-name="P14"><text:span text:style-name="T13"/></text:p>
      <text:p text:style-name="P14"><text:span text:style-name="T13">R(t) = Ri+ (Rf-Ri)[1 -e</text:span><text:span text:style-name="T8">-t/τ</text:span><text:span text:style-name="T23">]</text:span></text:p>
      <text:p text:style-name="P14"><text:span text:style-name="T23"/></text:p>
      <text:p text:style-name="P14"><text:span text:style-name="T23"/></text:p>
      <text:p text:style-name="P15"><text:span text:style-name="T23"/></text:p>
      <text:p text:style-name="P19"><text:span text:style-name="T18"><text:s/></text:span><text:span text:style-name="T18"><draw:frame draw:style-name="fr1" draw:name="Object2" text:anchor-type="as-char" svg:y="-0.2437in" svg:width="4.1902in" svg:height="0.6173in" draw:z-index="0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Montserrat Black" svg:font-family="'Montserrat Black'"/>
    <style:font-face style:name="sans-serif" svg:font-family="sans-serif"/>
    <style:font-face style:name="Abyssinica SIL" svg:font-family="'Abyssinica SIL'" style:font-pitch="variable"/>
    <style:font-face style:name="Bravura" svg:font-family="Bravura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marker draw:name="msArrowEnd_20_1" draw:display-name="msArrowEnd 1" svg:viewBox="0 0 200 200" svg:d="M100 0l100 200h-2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language-asian="en" style:country-asian="US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asian="宋体" style:font-family-asian="宋体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fo:font-size="14pt" fo:font-weight="bold"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37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9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4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4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4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5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9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2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000000" style:language-asian="en" style:country-asian="US"/>
    </style:style>
    <style:style style:name="MT2" style:family="text">
      <style:text-properties style:language-asian="en" style:country-asian="US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ngineering Technology Department<text:tab/> <text:s text:c="7"/><text:tab/>ELET3403<text:tab/><text:tab/><text:tab/>Lab 3</text:span><text:bookmark text:name="_GoBack"/><text:span text:style-name="MT1">:Prelab Material</text:span></text:p>
        <text:p text:style-name="MP1"><text:span text:style-name="MT2">College of Technology <text:tab/><text:tab/><text:tab/><text:tab/><text:tab/><text:tab/><text:tab/>University of Houston</text:span></text:p>
        <text:p text:style-name="Header"/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eriment 4:</dc:title>
    <meta:initial-creator>sbagga2</meta:initial-creator>
    <meta:editing-cycles>16</meta:editing-cycles>
    <meta:creation-date>2011-01-21T19:59:00</meta:creation-date>
    <dc:date>2019-09-15T23:58:03.338276618</dc:date>
    <meta:editing-duration>PT1H17M40S</meta:editing-duration>
    <meta:generator>LibreOffice/6.2.4.2.0$Linux_X86_64 LibreOffice_project/20$Build-2</meta:generator>
    <meta:document-statistic meta:table-count="1" meta:image-count="0" meta:object-count="3" meta:page-count="2" meta:paragraph-count="48" meta:word-count="192" meta:character-count="1076" meta:non-whitespace-character-count="906"/>
    <meta:user-defined meta:name="AppVersion">14.0000</meta:user-defined>
    <meta:user-defined meta:name="Company">University of Houston Colleg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row>
          <mi mathvariant="italic">Rref</mi>
          <mo stretchy="false">∗</mo>
          <mrow>
            <mo fence="true" stretchy="false">(</mo>
            <mrow>
              <mrow>
                <mn>1</mn>
                <mi>–</mi>
                <mrow>
                  <mi>α</mi>
                  <mo stretchy="false">∗</mo>
                  <mi mathvariant="italic">ΔT</mi>
                </mrow>
              </mrow>
            </mrow>
            <mo fence="true" stretchy="false">)</mo>
          </mrow>
        </mrow>
      </mrow>
      <mo stretchy="false">→</mo>
      <mrow>
        <mi mathvariant="italic">Tf</mi>
        <mo stretchy="false">=</mo>
        <mrow>
          <mfrac>
            <mrow>
              <mn>1</mn>
              <mo stretchy="false">−</mo>
              <mfrac>
                <mi>R</mi>
                <mi mathvariant="italic">Rref</mi>
              </mfrac>
            </mrow>
            <mi>α</mi>
          </mfrac>
          <mo stretchy="false">+</mo>
          <mi mathvariant="italic">ti</mi>
        </mrow>
      </mrow>
    </mrow>
    <annotation encoding="StarMath 5.0">R = Rref * (1 – α *ΔT ) -&gt; Tf = {1 - { R } over { Rref }} over { α } + ti</annotation>
  </semantics>
</math>
</file>

<file path=Object 2/content.xml><?xml version="1.0" encoding="utf-8"?>
<math xmlns="http://www.w3.org/1998/Math/MathML" display="block">
  <semantics>
    <mrow>
      <mrow>
        <mi>τ</mi>
        <mo stretchy="false">=</mo>
        <mfrac>
          <mi>t</mi>
          <mrow>
            <mo fence="true" stretchy="false">(</mo>
            <mrow>
              <mrow>
                <mi>ln</mi>
                <mrow>
                  <mo fence="true" stretchy="false">(</mo>
                  <mrow>
                    <mrow>
                      <mn>1</mn>
                      <mo stretchy="false">−</mo>
                      <mfrac>
                        <mrow>
                          <mi>R</mi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−</mo>
                            <mi mathvariant="italic">Ri</mi>
                          </mrow>
                        </mrow>
                        <mrow>
                          <mi mathvariant="italic">Rf</mi>
                          <mo stretchy="false">−</mo>
                          <mi mathvariant="italic">Ri</mi>
                        </mrow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</mfrac>
        <mo stretchy="false">=</mo>
        <mfrac>
          <mn>10</mn>
          <mrow>
            <mo fence="true" stretchy="false">(</mo>
            <mrow>
              <mrow>
                <mi>ln</mi>
                <mrow>
                  <mo fence="true" stretchy="false">(</mo>
                  <mrow>
                    <mrow>
                      <mn>1</mn>
                      <mo stretchy="false">−</mo>
                      <mfrac>
                        <mrow>
                          <mn>3060</mn>
                          <mo stretchy="false">−</mo>
                          <mn>3500</mn>
                        </mrow>
                        <mrow>
                          <mn>3000</mn>
                          <mo stretchy="false">−</mo>
                          <mn>3500</mn>
                        </mrow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</mfrac>
        <mo stretchy="false">=</mo>
        <mn>6.21</mn>
      </mrow>
      <mi mathvariant="italic">seconds</mi>
    </mrow>
    <annotation encoding="StarMath 5.0">τ = {t} over {( ln(1 - {R(t) - Ri} over {Rf - Ri} ) )} = 10 over {( ln(1 - {3060 - 3500} over {3000 - 3500} ) )}  = 6.21 seconds
</annotation>
  </semantics>
</math>
</file>

<file path=Object 3/content.xml><?xml version="1.0" encoding="utf-8"?>
<math xmlns="http://www.w3.org/1998/Math/MathML" display="block"/>
</file>